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7" style:parent-style-name="Обычный" style:family="paragraph">
      <style:text-properties style:font-name="Times New Roman" fo:font-size="12pt" style:font-size-asian="12pt" style:font-size-complex="12pt"/>
    </style:style>
    <style:style style:name="P8" style:parent-style-name="Обычный" style:family="paragraph">
      <style:text-properties style:font-name="Times New Roman" fo:font-size="12pt" style:font-size-asian="12pt" style:font-size-complex="12pt"/>
    </style:style>
    <style:style style:name="P9" style:parent-style-name="Обычный" style:family="paragraph">
      <style:text-properties style:font-name="Times New Roman" fo:font-size="12pt" style:font-size-asian="12pt" style:font-size-complex="12pt"/>
    </style:style>
    <style:style style:name="P10" style:parent-style-name="Обычный" style:family="paragraph">
      <style:text-properties style:font-name="Times New Roman" fo:font-size="12pt" style:font-size-asian="12pt" style:font-size-complex="12pt"/>
    </style:style>
    <style:style style:name="P11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" style:parent-style-name="Обычный" style:family="paragraph">
      <style:paragraph-properties fo:margin-bottom="0in" fo:line-height="100%"/>
    </style:style>
    <style:style style:name="T1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7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1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9" style:parent-style-name="Обычный" style:family="paragraph">
      <style:paragraph-properties fo:margin-bottom="0in" fo:line-height="100%"/>
    </style:style>
    <style:style style:name="T2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0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1" style:parent-style-name="Обычный" style:family="paragraph">
      <style:paragraph-properties fo:margin-bottom="0in" fo:line-height="100%"/>
    </style:style>
    <style:style style:name="T3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6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3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8" style:parent-style-name="Обычный" style:family="paragraph">
      <style:paragraph-properties fo:margin-bottom="0in" fo:line-height="100%"/>
    </style:style>
    <style:style style:name="T3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7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8" style:parent-style-name="Обычный" style:family="paragraph">
      <style:paragraph-properties fo:margin-bottom="0in" fo:line-height="100%"/>
    </style:style>
    <style:style style:name="T4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5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54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6" style:parent-style-name="Обычный" style:family="paragraph">
      <style:paragraph-properties fo:margin-bottom="0in" fo:line-height="100%"/>
    </style:style>
    <style:style style:name="T5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65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6" style:parent-style-name="Обычный" style:family="paragraph">
      <style:paragraph-properties fo:margin-bottom="0in" fo:line-height="100%"/>
    </style:style>
    <style:style style:name="T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69" style:parent-style-name="Обычный" style:family="paragraph">
      <style:paragraph-properties fo:margin-bottom="0in" fo:line-height="100%"/>
    </style:style>
    <style:style style:name="T7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7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74" style:parent-style-name="Основнойшрифтабзаца" style:family="text">
      <style:text-properties style:font-name="Times New Roman" style:text-position="sub 66.6%" fo:font-size="12pt" style:font-size-asian="12pt" style:font-size-complex="12pt"/>
    </style:style>
    <style:style style:name="T7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76" style:parent-style-name="Обычный" style:family="paragraph">
      <style:paragraph-properties fo:margin-bottom="0in" fo:line-height="100%"/>
    </style:style>
    <style:style style:name="T7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8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8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8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85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6" style:parent-style-name="Обычный" style:family="paragraph">
      <style:paragraph-properties fo:margin-bottom="0in" fo:line-height="100%"/>
    </style:style>
    <style:style style:name="T8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9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91" style:parent-style-name="Обычный" style:family="paragraph">
      <style:paragraph-properties fo:margin-bottom="0in" fo:line-height="100%"/>
    </style:style>
    <style:style style:name="T9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3" style:parent-style-name="Гиперссылка" style:family="text">
      <style:text-properties style:font-name="Times New Roman" fo:font-size="12pt" style:font-size-asian="12pt" style:font-size-complex="12pt"/>
    </style:style>
    <style:style style:name="P94" style:parent-style-name="Обычный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5" style:parent-style-name="Обычный" style:family="paragraph">
      <style:paragraph-properties fo:margin-bottom="0in" fo:line-height="100%"/>
    </style:style>
    <style:style style:name="T9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9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0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0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04" style:parent-style-name="Обычный" style:family="paragraph">
      <style:paragraph-properties fo:margin-bottom="0in" fo:line-height="100%"/>
    </style:style>
    <style:style style:name="P105" style:parent-style-name="Обычный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Описание файлов для обучения GpsToMag2x1X(</text:span><text:span text:style-name="T3">Y</text:span><text:span text:style-name="T4">/</text:span><text:span text:style-name="T5">Z</text:span><text:span text:style-name="T6">).42.train</text:span></text:p>
      <text:p text:style-name="P7"/>
      <text:p text:style-name="P8">Первая строка:</text:p>
      <text:p text:style-name="P9">Количество пар {входы, выходы}; кол-во входов; кол-во выходов</text:p>
      <text:p text:style-name="P10">Последующие строки:</text:p>
      <text:p text:style-name="P11">Пара№1</text:p>
      <text:p text:style-name="P12"><text:span text:style-name="T13">{ косинус долготы подспутниковой точки, координаты КА по<text:s/></text:span><text:span text:style-name="T14">Z</text:span><text:span text:style-name="T15">, делённые на<text:s/></text:span><text:span text:style-name="T16">R</text:span><text:span text:style-name="T17">Земли<text:s/></text:span><text:span text:style-name="T18">;</text:span></text:p>
      <text:p text:style-name="P19"><text:span text:style-name="T20">Нормаль вектора геомагнитной индукции</text:span><text:span text:style-name="T21"><text:s/></text:span><text:span text:style-name="T22">в инерциальных координатах</text:span><text:span text:style-name="T23"><text:s/></text:span><text:span text:style-name="T24">X</text:span><text:span text:style-name="T25"><text:s/>(</text:span><text:span text:style-name="T26">Y</text:span><text:span text:style-name="T27">/</text:span><text:span text:style-name="T28">Z</text:span><text:span text:style-name="T29">)}</text:span></text:p>
      <text:p text:style-name="P30">Пара№2</text:p>
      <text:p text:style-name="P31"><text:span text:style-name="T32">{ косинус долготы подспутниковой точки, координаты КА по<text:s/></text:span><text:span text:style-name="T33">Z</text:span><text:span text:style-name="T34">, делённые на<text:s/></text:span><text:span text:style-name="T35">R</text:span><text:span text:style-name="T36">Земли<text:s/></text:span><text:span text:style-name="T37">;</text:span></text:p>
      <text:p text:style-name="P38"><text:span text:style-name="T39">Нормаль вектора геомагнитной индукции<text:s/></text:span><text:span text:style-name="T40">в инерциальных координатах<text:s/></text:span><text:span text:style-name="T41">X</text:span><text:span text:style-name="T42"><text:s/>(</text:span><text:span text:style-name="T43">Y</text:span><text:span text:style-name="T44">/</text:span><text:span text:style-name="T45">Z</text:span><text:span text:style-name="T46">)}</text:span></text:p>
      <text:p text:style-name="P47">Пара№3</text:p>
      <text:p text:style-name="P48"><text:span text:style-name="T49">{ косинус долготы подспутниковой точки, координаты КА по<text:s/></text:span><text:span text:style-name="T50">Z</text:span><text:span text:style-name="T51">,</text:span><text:span text:style-name="T52"><text:s/>делённые на<text:s/></text:span><text:span text:style-name="T53">R</text:span><text:span text:style-name="T54">Земли<text:s/></text:span><text:span text:style-name="T55">;</text:span></text:p>
      <text:p text:style-name="P56"><text:span text:style-name="T57">Нормаль вектора геомагнитной индукции<text:s/></text:span><text:span text:style-name="T58">в инерциальных координатах<text:s/></text:span><text:span text:style-name="T59">X</text:span><text:span text:style-name="T60"><text:s/>(</text:span><text:span text:style-name="T61">Y</text:span><text:span text:style-name="T62">/</text:span><text:span text:style-name="T63">Z</text:span><text:span text:style-name="T64">)}</text:span></text:p>
      <text:p text:style-name="P65">…</text:p>
      <text:p text:style-name="P66"><text:span text:style-name="T67">Пара№</text:span><text:span text:style-name="T68">M</text:span></text:p>
      <text:p text:style-name="P69"><text:span text:style-name="T70">{ косинус долготы подспутниковой точки, координаты КА по<text:s/></text:span><text:span text:style-name="T71">Z</text:span><text:span text:style-name="T72">, делённые на<text:s/></text:span><text:span text:style-name="T73">R</text:span><text:span text:style-name="T74">Земли<text:s/></text:span><text:span text:style-name="T75">;</text:span></text:p>
      <text:p text:style-name="P76"><text:span text:style-name="T77">Нормаль вектора геомагнитной индукции<text:s/></text:span><text:span text:style-name="T78">в инерциальных координатах<text:s/></text:span><text:span text:style-name="T79">X</text:span><text:span text:style-name="T80"><text:s/>(</text:span><text:span text:style-name="T81">Y</text:span><text:span text:style-name="T82">/</text:span><text:span text:style-name="T83">Z</text:span><text:span text:style-name="T84">)}</text:span></text:p>
      <text:p text:style-name="P85"/>
      <text:p text:style-name="P86"><text:span text:style-name="T87">Вектор геомагнитной индукции<text:s/></text:span><text:span text:style-name="T88">рассчитывается<text:s/></text:span><text:span text:style-name="T89">IGRF</text:span><text:span text:style-name="T90"><text:s/>в осях (геоцентрической) инерциальной системы координат.</text:span></text:p>
      <text:p text:style-name="P91"><text:span text:style-name="T92">Более подробно о расчёте магнитного поля Земли – здесь<text:s/></text:span><text:a xlink:href="https://github.com/ericstoneking/42/blob/master/Kit/Source/envkit.c" office:target-frame-name="_top" xlink:show="replace"><text:span text:style-name="T93">https://github.com/ericstoneking/42/blob/master/Kit/Source/envkit.c</text:span></text:a></text:p>
      <text:p text:style-name="P94"/>
      <text:p text:style-name="P95"><text:span text:style-name="T96">Также в папке<text:s/></text:span><text:span text:style-name="T97">train</text:span><text:span text:style-name="T98"><text:s/>находится файл GpsToMag2x3.42.train, который представляет интеграцию трёх выборок Gp</text:span><text:span text:style-name="T99">sToMag2x1X(</text:span><text:span text:style-name="T100">Y</text:span><text:span text:style-name="T101">/</text:span><text:span text:style-name="T102">Z</text:span><text:span text:style-name="T103">).42.train</text:span></text:p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23-02-03T21:27:00Z</meta:creation-date>
    <dc:date>2023-02-05T23:24:00Z</dc:date>
    <meta:template xlink:href="Normal.dotm" xlink:type="simple"/>
    <meta:editing-cycles>5</meta:editing-cycles>
    <meta:editing-duration>PT1500S</meta:editing-duration>
    <meta:document-statistic meta:page-count="1" meta:paragraph-count="2" meta:word-count="186" meta:character-count="1249" meta:row-count="8" meta:non-whitespace-character-count="1065"/>
  </office:meta>
</office:document-meta>
</file>